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dash" draw:stroke-dash="Ultrafine_20_2_20_Dots_20_3_20_Dashes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7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4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16cm"/>
    </style:style>
    <style:style style:name="gr18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2.105cm" fo:min-width="4.522cm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365cm" fo:min-width="2.37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326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03cm" fo:min-width="1.535cm" fo:padding-top="0.151cm" fo:padding-bottom="0.151cm" fo:padding-left="0.276cm" fo:padding-right="0.276cm"/>
    </style:style>
    <style:style style:name="gr24" style:family="graphic" style:parent-style-name="standard">
      <style:graphic-properties svg:stroke-color="#000000" draw:fill-color="#ff0000" draw:textarea-horizontal-align="justify" draw:textarea-vertical-align="middle" draw:auto-grow-height="false" fo:min-height="0.132cm" fo:min-width="0cm"/>
    </style:style>
    <style:style style:name="gr25" style:family="graphic" style:parent-style-name="standard">
      <style:graphic-properties svg:stroke-color="#000000" draw:fill-color="#ff0000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64cm"/>
    </style:style>
    <style:style style:name="gr27" style:family="graphic" style:parent-style-name="standard">
      <style:graphic-properties draw:stroke="dash" draw:stroke-dash="_32__20_Dots_20_1_20_Dash" svg:stroke-width="0.028cm" svg:stroke-color="#000000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2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 Mono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style:font-name="Comic Sans MS"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  <style:text-properties style:font-name="Comic Sans MS" fo:font-style="italic" style:font-style-asian="italic" style:font-style-complex="italic"/>
    </style:style>
    <style:style style:name="T1" style:family="text">
      <style:text-properties style:text-position="sub 58%"/>
    </style:style>
    <style:style style:name="T2" style:family="text">
      <style:text-properties style:font-name="Ubuntu Mo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mic Sans MS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sub 58%" fo:font-size="14pt" style:font-size-asian="14pt" style:font-size-complex="14pt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style:font-name="Comic Sans M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111cm" svg:y="1.381cm">
          <draw:text-box>
            <text:p>Shell</text:p>
          </draw:text-box>
        </draw:frame>
        <draw:custom-shape draw:style-name="gr3" draw:text-style-name="P3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custom-shape draw:style-name="gr6" draw:text-style-name="P3" xml:id="id4" draw:id="id4" draw:layer="layout" svg:width="1.524cm" svg:height="1.397cm" svg:x="19.03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7.605cm" svg:y="3.646cm">
          <draw:text-box>
            <text:p>W<text:span text:style-name="T1">1</text:span></text:p>
          </draw:text-box>
        </draw:frame>
        <draw:frame draw:style-name="gr8" draw:text-style-name="P4" draw:layer="layout" svg:width="6.636cm" svg:height="4.037cm" svg:x="0.079cm" svg:y="2.551cm">
          <draw:text-box>
            <text:p><text:span text:style-name="T2">.&gt; foo = A data.csv</text:span></text:p>
            <text:p><text:span text:style-name="T2">.&gt; bar = Cat foo</text:span></text:p>
            <text:p><text:span text:style-name="T2">.&gt; $bar</text:span></text:p>
            <text:p><text:span text:style-name="T2">…</text:span></text:p>
            <text:p><text:span text:style-name="T2"/></text:p>
          </draw:text-box>
        </draw:frame>
        <draw:line draw:style-name="gr9" draw:text-style-name="P3" draw:layer="layout" svg:x1="0.697cm" svg:y1="10.652cm" svg:x2="5.777cm" svg:y2="10.652cm">
          <text:p/>
        </draw:line>
        <draw:line draw:style-name="gr9" draw:text-style-name="P3" draw:layer="layout" svg:x1="3.11cm" svg:y1="9.763cm" svg:x2="3.102cm" svg:y2="13.827cm">
          <text:p/>
        </draw:line>
        <draw:frame draw:style-name="gr10" draw:text-style-name="P5" draw:layer="layout" svg:width="2.225cm" svg:height="0.954cm" svg:x="0.845cm" svg:y="9.763cm">
          <draw:text-box>
            <text:p><text:span text:style-name="T3">Name</text:span></text:p>
          </draw:text-box>
        </draw:frame>
        <draw:frame draw:style-name="gr11" draw:text-style-name="P5" draw:layer="layout" svg:width="2.051cm" svg:height="0.954cm" svg:x="3.356cm" svg:y="9.763cm">
          <draw:text-box>
            <text:p><text:span text:style-name="T3">Hash</text:span></text:p>
          </draw:text-box>
        </draw:frame>
        <draw:frame draw:style-name="gr12" draw:text-style-name="P2" draw:layer="layout" svg:width="1.383cm" svg:height="0.954cm" svg:x="1.11cm" svg:y="11.73cm">
          <draw:text-box>
            <text:p>foo</text:p>
          </draw:text-box>
        </draw:frame>
        <draw:frame draw:style-name="gr13" draw:text-style-name="P2" draw:layer="layout" svg:width="2.754cm" svg:height="0.954cm" svg:x="3.015cm" svg:y="11.73cm">
          <draw:text-box>
            <text:p text:style-name="P6">a64e3fc</text:p>
          </draw:text-box>
        </draw:frame>
        <draw:line draw:style-name="gr4" draw:text-style-name="P3" draw:layer="layout" svg:x1="0.602cm" svg:y1="12.684cm" svg:x2="5.682cm" svg:y2="12.684cm">
          <text:p/>
        </draw:line>
        <draw:custom-shape draw:style-name="gr14" draw:text-style-name="P3" draw:layer="layout" svg:width="5.08cm" svg:height="1.143cm" svg:x="9.255cm" svg:y="6.588cm">
          <text:p text:style-name="P6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4.303cm" svg:y1="1.762cm" svg:x2="17.478cm" svg:y2="3.667cm">
          <text:p/>
        </draw:line>
        <draw:path draw:style-name="gr4" draw:text-style-name="P3" draw:layer="layout" svg:width="2.597cm" svg:height="2.718cm" draw:transform="rotate (1.01211643323151) translate (4.52399999782021cm 2.26999999863739cm)" svg:viewBox="0 0 2598 2719" svg:d="M0 0c1198 0 2598 2719 2598 2719">
          <text:p/>
        </draw:path>
        <draw:line draw:style-name="gr15" draw:text-style-name="P3" draw:layer="layout" svg:x1="8.461cm" svg:y1="1.508cm" svg:x2="8.588cm" svg:y2="1.508cm">
          <text:p/>
        </draw:line>
        <draw:line draw:style-name="gr15" draw:text-style-name="P3" draw:layer="layout" svg:x1="14.462cm" svg:y1="4.175cm" svg:x2="17.383cm" svg:y2="4.175cm">
          <text:p/>
        </draw:line>
        <draw:custom-shape draw:style-name="gr16" draw:text-style-name="P3" draw:layer="layout" svg:width="1.524cm" svg:height="1.397cm" svg:x="18.145cm" svg:y="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8.272cm" svg:y="7.604cm">
          <draw:text-box>
            <text:p>W<text:span text:style-name="T1">2</text:span></text:p>
          </draw:text-box>
        </draw:frame>
        <draw:frame draw:style-name="gr17" draw:text-style-name="P2" draw:layer="layout" svg:width="1.416cm" svg:height="0.954cm" svg:x="1.102cm" svg:y="12.746cm">
          <draw:text-box>
            <text:p>bar</text:p>
          </draw:text-box>
        </draw:frame>
        <draw:frame draw:style-name="gr13" draw:text-style-name="P2" draw:layer="layout" svg:width="2.754cm" svg:height="0.954cm" svg:x="3.007cm" svg:y="12.746cm">
          <draw:text-box>
            <text:p text:style-name="P6">bf4c21d</text:p>
          </draw:text-box>
        </draw:frame>
        <draw:line draw:style-name="gr15" draw:text-style-name="P3" draw:layer="layout" svg:x1="17.383cm" svg:y1="4.556cm" svg:x2="14.589cm" svg:y2="6.588cm">
          <text:p/>
        </draw:line>
        <draw:line draw:style-name="gr15" draw:text-style-name="P3" draw:layer="layout" svg:x1="18.145cm" svg:y1="8.62cm" svg:x2="14.716cm" svg:y2="10.398cm">
          <text:p/>
        </draw:line>
        <draw:line draw:style-name="gr15" draw:text-style-name="P3" draw:layer="layout" svg:x1="9.128cm" svg:y1="10.144cm" svg:x2="6.588cm" svg:y2="5.572cm">
          <text:p/>
        </draw:line>
        <draw:connector draw:style-name="gr4" draw:text-style-name="P3" draw:layer="layout" draw:type="curve" draw:line-skew="1.452cm" svg:x1="14.346cm" svg:y1="1.412cm" svg:x2="19.67cm" svg:y2="8.176cm" draw:end-shape="id1" draw:end-glue-point="10" svg:d="M14346 1412c10936 0 8274 6764 5324 6764" svg:viewBox="0 0 7920 6765">
          <text:p/>
        </draw:connector>
        <draw:line draw:style-name="gr15" draw:text-style-name="P3" draw:layer="layout" svg:x1="20.177cm" svg:y1="8.112cm" svg:x2="19.669cm" svg:y2="8.239cm">
          <text:p/>
        </draw:line>
        <draw:custom-shape draw:style-name="gr18" draw:text-style-name="P7" draw:layer="layout" svg:width="5.08cm" svg:height="1.143cm" svg:x="9.255cm" svg:y="7.858cm">
          <text:p text:style-name="P6"><text:span text:style-name="T4">a64e3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334cm" svg:height="2.667cm" svg:x="9.128cm" svg:y="6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5.08cm" svg:height="1.143cm" svg:x="9.255cm" svg:y="9.89cm">
          <text:p text:style-name="P6">bf4c21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5.08cm" svg:height="1.143cm" svg:x="9.255cm" svg:y="11.16cm">
          <text:p text:style-name="P6"><text:span text:style-name="T4">bf4c21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5.334cm" svg:height="2.667cm" svg:x="9.128cm" svg:y="9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1.397cm" svg:height="1.164cm" svg:x="17.606cm" svg:y="3.646cm">
          <draw:text-box>
            <text:p>W<text:span text:style-name="T1">1</text:span></text:p>
          </draw:text-box>
        </draw:frame>
        <draw:frame draw:style-name="gr7" draw:text-style-name="P2" xml:id="id3" draw:id="id3" draw:layer="layout" svg:width="1.397cm" svg:height="1.164cm" svg:x="19.288cm" svg:y="5.191cm">
          <draw:text-box>
            <text:p>P<text:span text:style-name="T1">1</text:span></text:p>
          </draw:text-box>
        </draw:frame>
        <draw:custom-shape draw:style-name="gr16" draw:text-style-name="P3" xml:id="id1" draw:id="id1" draw:layer="layout" svg:width="1.524cm" svg:height="1.397cm" svg:x="18.146cm" svg:y="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" draw:id="id2" draw:layer="layout" svg:width="1.524cm" svg:height="1.397cm" svg:x="17.51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19.034cm" svg:y1="4.239cm" svg:x2="19.986cm" svg:y2="5.191cm" draw:start-shape="id2" draw:start-glue-point="10" draw:end-shape="id3" draw:end-glue-point="0" svg:d="M19034 4239c635 0 952 317 952 952" svg:viewBox="0 0 953 953">
          <text:p/>
        </draw:connector>
        <draw:connector draw:style-name="gr20" draw:text-style-name="P3" draw:layer="layout" draw:type="curve" svg:x1="19.034cm" svg:y1="5.763cm" svg:x2="18.272cm" svg:y2="4.937cm" draw:start-shape="id4" draw:start-glue-point="6" draw:end-shape="id2" draw:end-glue-point="8" svg:d="M19034 5763c-508 0-762-275-762-826" svg:viewBox="0 0 763 827">
          <text:p/>
        </draw:connector>
        <draw:custom-shape draw:style-name="gr6" draw:text-style-name="P3" xml:id="id5" draw:id="id5" draw:layer="layout" svg:width="1.524cm" svg:height="1.397cm" svg:x="19.796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6" draw:id="id6" draw:layer="layout" svg:width="1.397cm" svg:height="1.164cm" svg:x="19.923cm" svg:y="9.509cm">
          <draw:text-box>
            <text:p>P<text:span text:style-name="T1">2</text:span></text:p>
          </draw:text-box>
        </draw:frame>
        <draw:connector draw:style-name="gr20" draw:text-style-name="P3" draw:layer="layout" draw:type="curve" draw:line-skew="-0.367cm" svg:x1="19.447cm" svg:y1="8.67cm" svg:x2="20.558cm" svg:y2="9.509cm" draw:start-shape="id1" draw:start-glue-point="9" draw:end-shape="id5" draw:end-glue-point="4" svg:d="M19447 8670c0 231 1111-188 1111 839" svg:viewBox="0 0 1112 840">
          <text:p/>
        </draw:connector>
        <draw:connector draw:style-name="gr20" draw:text-style-name="P3" draw:layer="layout" draw:type="curve" svg:x1="19.923cm" svg:y1="10.091cm" svg:x2="18.908cm" svg:y2="8.874cm" draw:start-shape="id6" draw:start-glue-point="3" draw:end-shape="id1" draw:end-glue-point="8" svg:d="M19923 10091c-677 0-1015-405-1015-1217" svg:viewBox="0 0 1016 1218">
          <text:p/>
        </draw:connector>
        <draw:custom-shape draw:style-name="gr21" draw:text-style-name="P3" draw:layer="layout" svg:width="2.921cm" svg:height="2.667cm" svg:x="22.717cm" svg:y="7.6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2" draw:layer="layout" svg:width="2.826cm" svg:height="1.657cm" svg:x="22.844cm" svg:y="8.36cm">
          <draw:text-box>
            <text:p>Service</text:p>
            <text:p>Registry</text:p>
          </draw:text-box>
        </draw:frame>
        <draw:custom-shape draw:style-name="gr23" draw:text-style-name="P3" draw:layer="layout" svg:width="3.429cm" svg:height="3.048cm" svg:x="22.336cm" svg:y="0.492cm">
          <text:p text:style-name="P6">Marathon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4" draw:text-style-name="P8" draw:layer="layout" svg:width="0.762cm" svg:height="0.762cm" svg:x="15.986cm" svg:y="2.0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8" draw:layer="layout" svg:width="0.762cm" svg:height="0.762cm" svg:x="18.018cm" svg:y="0.8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5.08cm" svg:height="1.143cm" svg:x="9.255cm" svg:y="3.794cm">
          <text:p text:style-name="P6">c4d24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562cm" svg:y1="11.541cm" svg:x2="5.642cm" svg:y2="11.541cm">
          <text:p/>
        </draw:line>
        <draw:frame draw:style-name="gr26" draw:text-style-name="P2" draw:layer="layout" svg:width="2.864cm" svg:height="0.954cm" svg:x="0.365cm" svg:y="10.652cm">
          <draw:text-box>
            <text:p>data.csv</text:p>
          </draw:text-box>
        </draw:frame>
        <draw:frame draw:style-name="gr13" draw:text-style-name="P2" draw:layer="layout" svg:width="2.754cm" svg:height="0.954cm" svg:x="3.102cm" svg:y="10.652cm">
          <draw:text-box>
            <text:p text:style-name="P6">c4d245</text:p>
          </draw:text-box>
        </draw:frame>
        <draw:line draw:style-name="gr15" draw:text-style-name="P3" draw:layer="layout" svg:x1="14.589cm" svg:y1="7.145cm" svg:x2="17.891cm" svg:y2="7.985cm">
          <text:p/>
        </draw:line>
        <draw:line draw:style-name="gr27" draw:text-style-name="P6" draw:layer="layout" svg:x1="19.161cm" svg:y1="3.794cm" svg:x2="22.336cm" svg:y2="2.016cm">
          <text:p/>
        </draw:line>
        <draw:line draw:style-name="gr27" draw:text-style-name="P6" draw:layer="layout" svg:x1="19.669cm" svg:y1="7.604cm" svg:x2="23.733cm" svg:y2="3.667cm">
          <text:p/>
        </draw:line>
        <draw:line draw:style-name="gr27" draw:text-style-name="P6" draw:layer="layout" svg:x1="24.368cm" svg:y1="7.477cm" svg:x2="24.495cm" svg:y2="3.794cm">
          <text:p/>
        </draw:line>
        <draw:frame draw:style-name="gr28" draw:text-style-name="P9" draw:layer="layout" svg:width="0.938cm" svg:height="0.962cm" svg:x="14.97cm" svg:y="3.34cm">
          <draw:text-box>
            <text:p><text:span text:style-name="T5">d</text:span><text:span text:style-name="T6">1</text:span></text:p>
          </draw:text-box>
        </draw:frame>
        <draw:frame draw:style-name="gr29" draw:text-style-name="P9" draw:layer="layout" svg:width="1.895cm" svg:height="0.962cm" svg:x="15.986cm" svg:y="5.245cm">
          <draw:text-box>
            <text:p><text:span text:style-name="T5">W</text:span><text:span text:style-name="T6">1</text:span><text:span text:style-name="T5">(d</text:span><text:span text:style-name="T6">1</text:span><text:span text:style-name="T7">)</text:span></text:p>
          </draw:text-box>
        </draw:frame>
        <draw:frame draw:style-name="gr29" draw:text-style-name="P9" draw:layer="layout" svg:width="1.895cm" svg:height="0.962cm" svg:x="14.97cm" svg:y="7.531cm">
          <draw:text-box>
            <text:p><text:span text:style-name="T5">W</text:span><text:span text:style-name="T6">1</text:span><text:span text:style-name="T5">(d</text:span><text:span text:style-name="T6">1</text:span><text:span text:style-name="T7">)</text:span></text:p>
          </draw:text-box>
        </draw:frame>
        <draw:frame draw:style-name="gr30" draw:text-style-name="P9" draw:layer="layout" svg:width="2.852cm" svg:height="0.962cm" svg:x="15.801cm" svg:y="9.563cm">
          <draw:text-box>
            <text:p><text:span text:style-name="T5">W</text:span><text:span text:style-name="T6">2</text:span><text:span text:style-name="T7">(</text:span><text:span text:style-name="T5">W</text:span><text:span text:style-name="T6">1</text:span><text:span text:style-name="T5">(d</text:span><text:span text:style-name="T6">1</text:span><text:span text:style-name="T7">))</text:span></text:p>
          </draw:text-box>
        </draw:frame>
        <draw:frame draw:style-name="gr30" draw:text-style-name="P9" draw:layer="layout" svg:width="2.852cm" svg:height="0.962cm" svg:x="6.842cm" svg:y="5.572cm">
          <draw:text-box>
            <text:p><text:span text:style-name="T5">W</text:span><text:span text:style-name="T6">2</text:span><text:span text:style-name="T7">(</text:span><text:span text:style-name="T5">W</text:span><text:span text:style-name="T6">1</text:span><text:span text:style-name="T5">(d</text:span><text:span text:style-name="T6">1</text:span><text:span text:style-name="T7">))</text:span></text:p>
          </draw:text-box>
        </draw:frame>
        <draw:custom-shape draw:style-name="gr14" draw:text-style-name="P3" draw:layer="layout" svg:width="5.08cm" svg:height="1.143cm" svg:x="0.873cm" svg:y="7.096cm">
          <text:p text:style-name="P6">Err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08cm" svg:height="1.143cm" svg:x="0.873cm" svg:y="8.366cm">
          <text:p text:style-name="P10"><text:span text:style-name="T8">Upd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416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8T10:54:50.339429778</dc:date>
    <meta:editing-duration>PT2H15M47S</meta:editing-duration>
    <meta:editing-cycles>21</meta:editing-cycles>
    <meta:generator>LibreOffice/5.3.0.3$Linux_X86_64 LibreOffice_project/30m0$Build-3</meta:generator>
    <meta:document-statistic meta:object-count="71"/>
  </office:meta>
</office:document-meta>
</file>